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8cm" fo:min-width="6.977cm"/>
    </style:style>
    <style:style style:name="gr2" style:family="graphic" style:parent-style-name="standard">
      <style:graphic-properties draw:textarea-horizontal-align="justify" draw:textarea-vertical-align="middle" draw:auto-grow-height="false" fo:min-height="13.466cm" fo:min-width="8.263cm"/>
    </style:style>
    <style:style style:name="gr3" style:family="graphic" style:parent-style-name="standard">
      <style:graphic-properties draw:textarea-horizontal-align="justify" draw:textarea-vertical-align="middle" draw:auto-grow-height="false" fo:min-height="1.634cm" fo:min-width="6.02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5.879cm" fo:min-width="2.839cm"/>
      <style:paragraph-properties style:writing-mode="lr-tb"/>
    </style:style>
    <style:style style:name="gr5" style:family="graphic" style:parent-style-name="standard">
      <style:graphic-properties draw:fill="solid" draw:fill-color="#b2b2b2" draw:textarea-horizontal-align="justify" draw:textarea-vertical-align="middle" draw:auto-grow-height="false" fo:min-height="0.712cm" fo:min-width="2.471cm"/>
      <style:paragraph-properties style:writing-mode="lr-tb"/>
    </style:style>
    <style:style style:name="gr6" style:family="graphic" style:parent-style-name="standard" style:list-style-name="L1">
      <style:graphic-properties draw:fill="solid" draw:fill-color="#b2b2b2" draw:textarea-horizontal-align="justify" draw:textarea-vertical-align="middle" draw:auto-grow-height="false" fo:min-height="0.151cm" fo:min-width="2.531cm"/>
      <style:paragraph-properties style:writing-mode="lr-tb"/>
    </style:style>
    <style:style style:name="gr7" style:family="graphic" style:parent-style-name="standard" style:list-style-name="L1">
      <style:graphic-properties draw:fill="solid" draw:fill-color="#b2b2b2" draw:textarea-horizontal-align="justify" draw:textarea-vertical-align="middle" draw:auto-grow-height="false" fo:min-height="0.151cm" fo:min-width="2.531cm"/>
      <style:paragraph-properties style:writing-mode="lr-tb"/>
    </style:style>
    <style:style style:name="gr8" style:family="graphic" style:parent-style-name="standard" style:list-style-name="L1">
      <style:graphic-properties draw:fill="solid" draw:fill-color="#b2b2b2" draw:textarea-horizontal-align="justify" draw:textarea-vertical-align="middle" draw:auto-grow-height="false" fo:min-height="0.151cm" fo:min-width="2.531cm"/>
      <style:paragraph-properties style:writing-mode="lr-tb"/>
    </style:style>
    <style:style style:name="gr9" style:family="graphic" style:parent-style-name="standard" style:list-style-name="L1">
      <style:graphic-properties draw:fill="solid" draw:fill-color="#b2b2b2" draw:textarea-horizontal-align="justify" draw:textarea-vertical-align="middle" draw:auto-grow-height="false" fo:min-height="0.151cm" fo:min-width="2.531cm"/>
      <style:paragraph-properties style:writing-mode="lr-tb"/>
    </style:style>
    <style:style style:name="gr10" style:family="graphic" style:parent-style-name="standard" style:list-style-name="L1">
      <style:graphic-properties draw:fill="solid" draw:fill-color="#b2b2b2" draw:textarea-horizontal-align="justify" draw:textarea-vertical-align="middle" draw:auto-grow-height="false" fo:min-height="0.151cm" fo:min-width="2.531cm"/>
      <style:paragraph-properties style:writing-mode="lr-tb"/>
    </style:style>
    <style:style style:name="gr11" style:family="graphic" style:parent-style-name="standard" style:list-style-name="L1">
      <style:graphic-properties draw:fill="solid" draw:fill-color="#b2b2b2" draw:textarea-horizontal-align="justify" draw:textarea-vertical-align="middle" draw:auto-grow-height="false" fo:min-height="0.151cm" fo:min-width="2.53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042cm" fo:min-width="1.792cm"/>
      <style:paragraph-properties style:writing-mode="lr-tb"/>
    </style:style>
    <style:style style:name="gr14" style:family="graphic" style:parent-style-name="standard" style:list-style-name="L1">
      <style:graphic-properties draw:fill="solid" draw:fill-color="#b2b2b2" draw:textarea-horizontal-align="justify" draw:textarea-vertical-align="middle" draw:auto-grow-height="false" fo:min-height="0.151cm" fo:min-width="2.531cm"/>
      <style:paragraph-properties style:writing-mode="lr-tb"/>
    </style:style>
    <style:style style:name="gr15" style:family="graphic" style:parent-style-name="standard" style:list-style-name="L1">
      <style:graphic-properties draw:fill="solid" draw:fill-color="#b2b2b2" draw:textarea-horizontal-align="justify" draw:textarea-vertical-align="middle" draw:auto-grow-height="false" fo:min-height="0.151cm" fo:min-width="2.531cm"/>
      <style:paragraph-properties style:writing-mode="lr-tb"/>
    </style:style>
    <style:style style:name="gr16" style:family="graphic" style:parent-style-name="standard" style:list-style-name="L1">
      <style:graphic-properties draw:fill="solid" draw:fill-color="#b2b2b2" draw:textarea-horizontal-align="justify" draw:textarea-vertical-align="middle" draw:auto-grow-height="false" fo:min-height="0.151cm" fo:min-width="2.53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48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gradient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8pt" style:font-size-complex="18pt"/>
    </style:style>
    <style:style style:name="P3" style:family="paragraph">
      <style:paragraph-properties fo:text-align="center" style:writing-mode="lr-tb"/>
      <style:text-properties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4" style:family="paragraph">
      <style:paragraph-properties fo:text-align="center" style:writing-mode="lr-tb"/>
      <style:text-properties fo:font-size="14pt" style:font-size-asian="18pt" style:font-size-complex="18pt"/>
    </style:style>
    <style:style style:name="P5" style:family="paragraph">
      <loext:graphic-properties draw:fill="solid" draw:fill-color="#b2b2b2"/>
      <style:paragraph-properties fo:text-align="center" style:writing-mode="lr-tb"/>
      <style:text-properties fo:font-size="14pt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7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>
      <loext:graphic-properties draw:fill="none" draw:fill-color="#ffffff"/>
      <style:paragraph-properties style:writing-mode="lr-tb"/>
      <style:text-properties fo:font-size="14pt" fo:font-weight="bold" style:font-size-asian="18pt" style:font-size-complex="18pt"/>
    </style:style>
    <style:style style:name="P10" style:family="paragraph">
      <style:paragraph-properties fo:text-align="center" style:writing-mode="lr-tb"/>
      <style:text-properties fo:font-size="14pt" fo:font-weight="bold" style:font-size-asian="18pt" style:font-size-complex="18pt"/>
    </style:style>
    <style:style style:name="P11" style:family="paragraph">
      <style:paragraph-properties fo:text-align="center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14" style:family="paragraph">
      <loext:graphic-properties draw:fill="none" draw:fill-color="#ffffff"/>
      <style:paragraph-properties style:writing-mode="lr-tb"/>
      <style:text-properties fo:font-size="12pt" fo:font-weight="bold" style:font-size-asian="18pt" style:font-size-complex="18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gradient"/>
      <style:paragraph-properties fo:text-align="center"/>
    </style:style>
    <style:style style:name="T1" style:family="text">
      <style:text-properties fo:font-size="12pt" fo:font-weight="bold" style:font-size-asian="18pt" style:font-weight-asian="bold" style:font-size-complex="18pt" style:font-weight-complex="bold"/>
    </style:style>
    <style:style style:name="T2" style:family="text">
      <style:text-properties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size="1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size="1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12pt" fo:font-style="italic" style:font-size-asian="18pt" style:font-style-asian="italic" style:font-size-complex="18pt" style:font-style-complex="italic"/>
    </style:style>
    <style:style style:name="T6" style:family="text">
      <style:text-properties fo:font-size="14pt" fo:font-weight="bold" style:font-size-asian="18pt" style:font-size-complex="18pt"/>
    </style:style>
    <style:style style:name="T7" style:family="text">
      <style:text-properties fo:font-size="14pt" style:font-size-asian="18pt" style:font-size-complex="18pt"/>
    </style:style>
    <style:style style:name="T8" style:family="text">
      <style:text-properties fo:font-size="12pt" style:font-size-asian="18pt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7.477cm" svg:height="3.048cm" svg:x="29.464cm" svg:y="3.3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7.477cm" svg:height="3.048cm" svg:x="29.464cm" svg:y="16.0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7.477cm" svg:height="3.048cm" svg:x="29.464cm" svg:y="19.3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8.763cm" svg:height="13.716cm" svg:x="3.162cm" svg:y="1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6.731cm" svg:height="2.086cm" svg:x="4.18cm" svg:y="11.878cm">
          <text:p text:style-name="P2"><text:span text:style-name="T1"/></text:p>
          <text:p text:style-name="P2"><text:span text:style-name="T1"/></text:p>
          <text:p text:style-name="P2"><text:span text:style-name="T1">Resolver</text:span></text:p>
          <text:p text:style-name="P2"><text:span text:style-name="T1">+ Processor</text:span></text:p>
          <text:p text:style-name="P2"><text:span text:style-name="T1">Microservic</text:span><text:span text:style-name="T1">e</text:span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6.731cm" svg:height="2.086cm" svg:x="4.18cm" svg:y="2.476cm">
          <text:p text:style-name="P2"><text:span text:style-name="T1"/></text:p>
          <text:p text:style-name="P2"><text:span text:style-name="T1">Instagram-</text:span><text:span text:style-name="T1">Client</text:span></text:p>
          <text:p text:style-name="P2"><text:span text:style-name="T1">Microservic</text:span><text:span text:style-name="T1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6.731cm" svg:height="2.086cm" svg:x="4.18cm" svg:y="5.577cm">
          <text:p text:style-name="P2"><text:span text:style-name="T1"/></text:p>
          <text:p text:style-name="P2"><text:span text:style-name="T1">Reddit-</text:span><text:span text:style-name="T1">Client</text:span></text:p>
          <text:p text:style-name="P2"><text:span text:style-name="T1">Microservic</text:span><text:span text:style-name="T1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6.731cm" svg:height="2.086cm" svg:x="4.18cm" svg:y="8.677cm">
          <text:p text:style-name="P2"><text:span text:style-name="T1"/></text:p>
          <text:p text:style-name="P2"><text:span text:style-name="T1">YouTube-</text:span><text:span text:style-name="T1">Client</text:span></text:p>
          <text:p text:style-name="P2"><text:span text:style-name="T1">Micro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1" draw:id="id21" draw:layer="layout" svg:width="6.731cm" svg:height="2.086cm" svg:x="4.18cm" svg:y="15.578cm">
          <text:p text:style-name="P2"><text:span text:style-name="T1"/></text:p>
          <text:p text:style-name="P2"><text:span text:style-name="T1">MySQL-Access</text:span></text:p>
          <text:p text:style-name="P2"><text:span text:style-name="T1">Micro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9" draw:id="id19" draw:layer="layout" svg:width="6.731cm" svg:height="2.086cm" svg:x="4.18cm" svg:y="18.079cm">
          <text:p text:style-name="P2"><text:span text:style-name="T1"/></text:p>
          <text:p text:style-name="P2"><text:span text:style-name="T1">S3-Access</text:span></text:p>
          <text:p text:style-name="P2"><text:span text:style-name="T1">Micro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5" draw:id="id15" draw:layer="layout" svg:width="6.731cm" svg:height="2.086cm" svg:x="4.18cm" svg:y="20.58cm">
          <text:p text:style-name="P2"><text:span text:style-name="T1"/></text:p>
          <text:p text:style-name="P2"><text:span text:style-name="T1">Scheduler</text:span></text:p>
          <text:p text:style-name="P2"><text:span text:style-name="T1">Micro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3.699cm" svg:height="6.489cm" svg:x="13.433cm" svg:y="20.968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Processed</text:span></text:p>
          <text:p text:style-name="P3"><text:span text:style-name="T2">Objects</text:span></text:p>
          <text:p text:style-name="P3"><text:span text:style-name="T2">(YT, IG, R)</text:span></text:p>
          <text:p text:style-name="P3"><text:span text:style-name="T2"/></text:p>
          <text:p text:style-name="P3"><text:span text:style-name="T3">S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073cm" svg:height="1.064cm" svg:x="13.77cm" svg:y="21.483cm">
          <text:p text:style-name="P4"><text:span text:style-name="T4">Sto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073cm" svg:height="0.443cm" svg:x="13.77cm" svg:y="22.684cm">
          <text:p text:style-name="P6"><text:span text:style-name="T5">Target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073cm" svg:height="0.443cm" svg:x="13.77cm" svg:y="23.284cm">
          <text:p text:style-name="P6"><text:span text:style-name="T5">Target 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3.073cm" svg:height="0.443cm" svg:x="13.77cm" svg:y="23.884cm">
          <text:p text:style-name="P6"><text:span text:style-name="T5">Target 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4" draw:id="id14" draw:layer="layout" svg:width="3.699cm" svg:height="6.489cm" svg:x="18.833cm" svg:y="21.014cm">
          <text:p text:style-name="P3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/></text:p>
          <text:p text:style-name="P8"><text:span text:style-name="T2">S3-Journal</text:span></text:p>
          <text:p text:style-name="P8"><text:span text:style-name="T2">(YT, IG, R)</text:span></text:p>
          <text:p text:style-name="P8"><text:span text:style-name="T2"/></text:p>
          <text:p text:style-name="P8"><text:span text:style-name="T3">MySQ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073cm" svg:height="1.064cm" svg:x="19.17cm" svg:y="21.529cm">
          <text:p text:style-name="P4"><text:span text:style-name="T4">Sto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3.073cm" svg:height="0.443cm" svg:x="19.17cm" svg:y="22.73cm">
          <text:p text:style-name="P6"><text:span text:style-name="T5">Target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3.073cm" svg:height="0.443cm" svg:x="19.17cm" svg:y="23.33cm">
          <text:p text:style-name="P6"><text:span text:style-name="T5">Target 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22" draw:id="id22" draw:layer="layout" svg:width="3.073cm" svg:height="0.443cm" svg:x="19.17cm" svg:y="23.93cm">
          <text:p text:style-name="P6"><text:span text:style-name="T5">Target 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draw:layer="layout" svg:width="6.35cm" svg:height="0.806cm" svg:x="4.405cm" svg:y="1.635cm">
          <draw:text-box>
            <text:p text:style-name="P1"><text:span text:style-name="T6">Abstract Environment</text:span></text:p>
          </draw:text-box>
        </draw:frame>
        <draw:custom-shape draw:style-name="gr13" draw:text-style-name="P10" xml:id="id9" draw:id="id9" draw:layer="layout" svg:width="2.54cm" svg:height="2.54cm" svg:x="33.452cm" svg:y="8.161cm">
          <text:p text:style-name="P10"><text:span text:style-name="T6">SQL</text:span></text:p>
          <text:p text:style-name="P10"><text:span text:style-name="T6">Access</text:span></text:p>
          <text:p text:style-name="P10"><text:span text:style-name="T6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xml:id="id20" draw:id="id20" draw:layer="layout" svg:width="2.54cm" svg:height="2.54cm" svg:x="33.453cm" svg:y="12.862cm">
          <text:p text:style-name="P10"><text:span text:style-name="T6">S3</text:span></text:p>
          <text:p text:style-name="P10"><text:span text:style-name="T6">Access</text:span></text:p>
          <text:p text:style-name="P10"><text:span text:style-name="T6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xml:id="id11" draw:id="id11" draw:layer="layout" svg:width="2.54cm" svg:height="2.54cm" svg:x="33.509cm" svg:y="16.363cm">
          <text:p text:style-name="P10"><text:span text:style-name="T6">Scheduler</text:span></text:p>
          <text:p text:style-name="P10"><text:span text:style-name="T6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xml:id="id13" draw:id="id13" draw:layer="layout" svg:width="2.54cm" svg:height="2.54cm" svg:x="33.521cm" svg:y="19.634cm">
          <text:p text:style-name="P10"><text:span text:style-name="T6">Socket</text:span></text:p>
          <text:p text:style-name="P10"><text:span text:style-name="T6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xml:id="id1" draw:id="id1" draw:layer="layout" svg:width="2.54cm" svg:height="2.54cm" svg:x="33.382cm" svg:y="3.632cm">
          <text:p text:style-name="P10"><text:span text:style-name="T6">Main</text:span></text:p>
          <text:p text:style-name="P10"><text:span text:style-name="T6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xml:id="id23" draw:id="id23" draw:layer="layout" svg:width="3.699cm" svg:height="6.489cm" svg:x="24.033cm" svg:y="20.96cm">
          <text:p text:style-name="P11"><text:span text:style-name="T2"/></text:p>
          <text:p text:style-name="P12"><text:span text:style-name="T2"/></text:p>
          <text:p text:style-name="P12"><text:span text:style-name="T2"/></text:p>
          <text:p text:style-name="P12"><text:span text:style-name="T2"/></text:p>
          <text:p text:style-name="P12"><text:span text:style-name="T2"/></text:p>
          <text:p text:style-name="P12"><text:span text:style-name="T2"/></text:p>
          <text:p text:style-name="P12"><text:span text:style-name="T2"/></text:p>
          <text:p text:style-name="P12"><text:span text:style-name="T2"/></text:p>
          <text:p text:style-name="P12"><text:span text:style-name="T2">Dead Logs</text:span></text:p>
          <text:p text:style-name="P12"><text:span text:style-name="T2">From Servers</text:span></text:p>
          <text:p text:style-name="P12"><text:span text:style-name="T2"/></text:p>
          <text:p text:style-name="P12"><text:span text:style-name="T3">S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073cm" svg:height="1.064cm" svg:x="24.37cm" svg:y="21.475cm">
          <text:p text:style-name="P4"><text:span text:style-name="T4">Sto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3.073cm" svg:height="0.443cm" svg:x="24.37cm" svg:y="22.676cm">
          <text:p text:style-name="P6"><text:span text:style-name="T5">Target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3.073cm" svg:height="0.443cm" svg:x="24.37cm" svg:y="23.276cm">
          <text:p text:style-name="P6"><text:span text:style-name="T5">Target 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3.073cm" svg:height="0.443cm" svg:x="24.37cm" svg:y="23.876cm">
          <text:p text:style-name="P6"><text:span text:style-name="T5">Target m-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xml:id="id17" draw:id="id17" draw:layer="layout" svg:width="2.54cm" svg:height="2.54cm" svg:x="29.939cm" svg:y="16.361cm">
          <text:p text:style-name="P10"><text:span text:style-name="T6">Redis</text:span><text:span text:style-name="T6"><text:line-break/></text:span><text:span text:style-name="T6">Que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xml:id="id12" draw:id="id12" draw:layer="layout" svg:width="2.54cm" svg:height="2.54cm" svg:x="29.885cm" svg:y="19.635cm">
          <text:p text:style-name="P10"><text:span text:style-name="T6">Redis</text:span><text:span text:style-name="T6"><text:line-break/></text:span><text:span text:style-name="T6">Chann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3" draw:layer="layout" svg:width="3.055cm" svg:height="0.806cm" svg:x="37.726cm" svg:y="4.632cm">
          <draw:text-box>
            <text:p><text:span text:style-name="T7">Port: 3000</text:span></text:p>
          </draw:text-box>
        </draw:frame>
        <draw:frame draw:style-name="gr12" draw:text-style-name="P13" draw:layer="layout" svg:width="3.055cm" svg:height="0.806cm" svg:x="37.727cm" svg:y="9.032cm">
          <draw:text-box>
            <text:p><text:span text:style-name="T7">Port: 3001</text:span></text:p>
          </draw:text-box>
        </draw:frame>
        <draw:frame draw:style-name="gr12" draw:text-style-name="P13" draw:layer="layout" svg:width="3.055cm" svg:height="0.806cm" svg:x="37.728cm" svg:y="13.732cm">
          <draw:text-box>
            <text:p><text:span text:style-name="T7">Port: 3002</text:span></text:p>
          </draw:text-box>
        </draw:frame>
        <draw:frame draw:style-name="gr12" draw:text-style-name="P13" draw:layer="layout" svg:width="3.055cm" svg:height="0.806cm" svg:x="37.729cm" svg:y="17.232cm">
          <draw:text-box>
            <text:p><text:span text:style-name="T7">Port: 3003</text:span></text:p>
          </draw:text-box>
        </draw:frame>
        <draw:frame draw:style-name="gr12" draw:text-style-name="P13" draw:layer="layout" svg:width="3.055cm" svg:height="0.806cm" svg:x="37.73cm" svg:y="20.532cm">
          <draw:text-box>
            <text:p><text:span text:style-name="T7">Port: 3004</text:span></text:p>
          </draw:text-box>
        </draw:frame>
        <draw:frame draw:style-name="gr17" draw:text-style-name="P14" draw:layer="layout" svg:width="3.429cm" svg:height="0.732cm" svg:x="4.278cm" svg:y="11.944cm">
          <draw:text-box>
            <text:p><text:span text:style-name="T1">YT</text:span><text:span text:style-name="T8"> Instance</text:span></text:p>
          </draw:text-box>
        </draw:frame>
        <draw:frame draw:style-name="gr17" draw:text-style-name="P14" draw:layer="layout" svg:width="3.429cm" svg:height="0.732cm" svg:x="4.279cm" svg:y="15.614cm">
          <draw:text-box>
            <text:p text:style-name="P15"><text:span text:style-name="T9">YT</text:span><text:span text:style-name="T10"> </text:span><text:span text:style-name="T8">Instance</text:span></text:p>
          </draw:text-box>
        </draw:frame>
        <draw:frame draw:style-name="gr18" draw:text-style-name="P14" draw:layer="layout" svg:width="3.429cm" svg:height="0.762cm" svg:x="4.394cm" svg:y="16.233cm">
          <draw:text-box>
            <text:p text:style-name="P15"><text:span text:style-name="T9">IG</text:span><text:span text:style-name="T10"> </text:span><text:span text:style-name="T8">Instance</text:span></text:p>
          </draw:text-box>
        </draw:frame>
        <draw:frame draw:style-name="gr18" draw:text-style-name="P14" draw:layer="layout" svg:width="3.429cm" svg:height="0.762cm" svg:x="4.533cm" svg:y="16.844cm">
          <draw:text-box>
            <text:p text:style-name="P15"><text:span text:style-name="T9">R</text:span><text:span text:style-name="T10"> </text:span><text:span text:style-name="T8">Instance</text:span></text:p>
          </draw:text-box>
        </draw:frame>
        <draw:frame draw:style-name="gr17" draw:text-style-name="P14" draw:layer="layout" svg:width="3.429cm" svg:height="0.732cm" svg:x="4.28cm" svg:y="18.114cm">
          <draw:text-box>
            <text:p text:style-name="P15"><text:span text:style-name="T9">YT</text:span><text:span text:style-name="T10"> </text:span><text:span text:style-name="T8">Instance</text:span></text:p>
          </draw:text-box>
        </draw:frame>
        <draw:frame draw:style-name="gr18" draw:text-style-name="P14" draw:layer="layout" svg:width="3.429cm" svg:height="0.762cm" svg:x="4.395cm" svg:y="18.733cm">
          <draw:text-box>
            <text:p text:style-name="P15"><text:span text:style-name="T9">IG</text:span><text:span text:style-name="T10"> </text:span><text:span text:style-name="T8">Instance</text:span></text:p>
          </draw:text-box>
        </draw:frame>
        <draw:frame draw:style-name="gr18" draw:text-style-name="P14" draw:layer="layout" svg:width="3.429cm" svg:height="0.762cm" svg:x="4.534cm" svg:y="19.344cm">
          <draw:text-box>
            <text:p text:style-name="P15"><text:span text:style-name="T9">R</text:span><text:span text:style-name="T10"> </text:span><text:span text:style-name="T8">Instance</text:span></text:p>
          </draw:text-box>
        </draw:frame>
        <draw:frame draw:style-name="gr17" draw:text-style-name="P14" draw:layer="layout" svg:width="3.429cm" svg:height="0.732cm" svg:x="4.281cm" svg:y="20.614cm">
          <draw:text-box>
            <text:p text:style-name="P15"><text:span text:style-name="T9">YT</text:span><text:span text:style-name="T10"> </text:span><text:span text:style-name="T8">Instance</text:span></text:p>
          </draw:text-box>
        </draw:frame>
        <draw:frame draw:style-name="gr18" draw:text-style-name="P14" draw:layer="layout" svg:width="3.429cm" svg:height="0.762cm" svg:x="4.396cm" svg:y="21.233cm">
          <draw:text-box>
            <text:p text:style-name="P15"><text:span text:style-name="T9">IG</text:span><text:span text:style-name="T10"> </text:span><text:span text:style-name="T8">Instance</text:span></text:p>
          </draw:text-box>
        </draw:frame>
        <draw:frame draw:style-name="gr18" draw:text-style-name="P14" draw:layer="layout" svg:width="3.429cm" svg:height="0.762cm" svg:x="4.535cm" svg:y="21.844cm">
          <draw:text-box>
            <text:p text:style-name="P15"><text:span text:style-name="T9">R</text:span><text:span text:style-name="T10"> </text:span><text:span text:style-name="T8">Instance</text:span></text:p>
          </draw:text-box>
        </draw:frame>
        <draw:custom-shape draw:style-name="gr13" draw:text-style-name="P10" xml:id="id10" draw:id="id10" draw:layer="layout" svg:width="2.54cm" svg:height="2.54cm" svg:x="29.885cm" svg:y="3.635cm">
          <text:p text:style-name="P10"><text:span text:style-name="T6">Redis</text:span><text:span text:style-name="T6"><text:line-break/></text:span><text:span text:style-name="T6">Chann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6" draw:layer="layout" draw:line-skew="-1.496cm -1.208cm" svg:x1="34.652cm" svg:y1="3.632cm" svg:x2="10.911cm" svg:y2="3.519cm" draw:start-shape="id1" draw:start-glue-point="0" draw:end-shape="id2" draw:end-glue-point="1" svg:d="M34652 3632v-1997h-13713v1884h-10028" svg:viewBox="0 0 23742 1998">
          <text:p/>
        </draw:connector>
        <draw:connector draw:style-name="gr19" draw:text-style-name="P16" draw:layer="layout" draw:line-skew="-0.988cm -0.7cm" svg:x1="34.652cm" svg:y1="3.632cm" svg:x2="10.911cm" svg:y2="6.62cm" draw:start-shape="id1" draw:start-glue-point="0" draw:end-shape="id3" draw:end-glue-point="1" svg:d="M34652 3632v-1489h-13205v4477h-10536" svg:viewBox="0 0 23742 4478">
          <text:p/>
        </draw:connector>
        <draw:connector draw:style-name="gr19" draw:text-style-name="P16" draw:layer="layout" draw:line-skew="-0.48cm -0.065cm" svg:x1="34.652cm" svg:y1="3.632cm" svg:x2="10.911cm" svg:y2="9.72cm" draw:start-shape="id1" draw:start-glue-point="0" draw:end-shape="id4" draw:end-glue-point="1" svg:d="M34652 3632v-981h-12570v7069h-11171" svg:viewBox="0 0 23742 7070">
          <text:p/>
        </draw:connector>
        <draw:connector draw:style-name="gr19" draw:text-style-name="P16" draw:layer="layout" draw:line-skew="-7.574cm" svg:x1="7.545cm" svg:y1="4.562cm" svg:x2="15.282cm" svg:y2="20.968cm" draw:start-shape="id2" draw:start-glue-point="2" draw:end-shape="id5" draw:end-glue-point="0" svg:d="M7545 4562v629h7737v15777" svg:viewBox="0 0 7738 16407">
          <text:p/>
        </draw:connector>
        <draw:connector draw:style-name="gr19" draw:text-style-name="P16" draw:layer="layout" draw:line-skew="-6.331cm" svg:x1="7.545cm" svg:y1="7.663cm" svg:x2="15.282cm" svg:y2="20.968cm" draw:start-shape="id3" draw:start-glue-point="2" draw:end-shape="id5" draw:end-glue-point="0" svg:d="M7545 7663v322h7737v12983" svg:viewBox="0 0 7738 13306">
          <text:p/>
        </draw:connector>
        <draw:connector draw:style-name="gr19" draw:text-style-name="P16" draw:layer="layout" draw:line-skew="-4.706cm" svg:x1="7.545cm" svg:y1="10.763cm" svg:x2="15.282cm" svg:y2="20.968cm" draw:start-shape="id4" draw:start-glue-point="2" draw:end-shape="id5" draw:end-glue-point="0" svg:d="M7545 10763v397h7737v9808" svg:viewBox="0 0 7738 10206">
          <text:p/>
        </draw:connector>
        <draw:connector draw:style-name="gr19" draw:text-style-name="P16" draw:layer="layout" draw:line-skew="-0.162cm" svg:x1="4.18cm" svg:y1="9.72cm" svg:x2="4.18cm" svg:y2="12.921cm" draw:start-shape="id4" draw:start-glue-point="3" draw:end-shape="id6" draw:end-glue-point="3" svg:d="M4180 9720h-664v3201h664" svg:viewBox="0 0 665 3202">
          <text:p/>
        </draw:connector>
        <draw:connector draw:style-name="gr19" draw:text-style-name="P16" draw:layer="layout" draw:line-skew="-3.131cm" svg:x1="7.545cm" svg:y1="13.964cm" svg:x2="15.282cm" svg:y2="20.968cm" draw:start-shape="id6" draw:start-glue-point="2" draw:end-shape="id5" draw:end-glue-point="0" svg:d="M7545 13964v371h7737v6633" svg:viewBox="0 0 7738 7005">
          <text:p/>
        </draw:connector>
        <draw:connector draw:style-name="gr19" draw:text-style-name="P16" draw:layer="layout" draw:line-skew="-0.768cm" svg:x1="29.464cm" svg:y1="4.897cm" svg:x2="29.464cm" svg:y2="20.897cm" draw:start-shape="id7" draw:start-glue-point="3" draw:end-shape="id8" draw:end-glue-point="3" svg:d="M29464 4897h-1270v16000h1270" svg:viewBox="0 0 1271 16001">
          <text:p/>
        </draw:connector>
        <draw:connector draw:style-name="gr19" draw:text-style-name="P16" draw:layer="layout" svg:x1="38.779cm" svg:y1="3.397cm" svg:x2="35.922cm" svg:y2="4.902cm" draw:end-shape="id1" draw:end-glue-point="1" svg:d="M38779 3397h-1177v1505h-1680" svg:viewBox="0 0 2858 1506">
          <text:p/>
        </draw:connector>
        <draw:connector draw:style-name="gr19" draw:text-style-name="P16" draw:layer="layout" svg:x1="38.834cm" svg:y1="7.875cm" svg:x2="35.992cm" svg:y2="9.431cm" draw:end-shape="id9" draw:end-glue-point="1" svg:d="M38834 7875h-1170v1556h-1672" svg:viewBox="0 0 2843 1557">
          <text:p/>
        </draw:connector>
        <draw:connector draw:style-name="gr19" draw:text-style-name="P16" draw:layer="layout" svg:x1="38.835cm" svg:y1="12.55cm" svg:x2="35.993cm" svg:y2="14.106cm" svg:d="M38835 12550h-1170v1556h-1672" svg:viewBox="0 0 2843 1557">
          <text:p/>
        </draw:connector>
        <draw:connector draw:style-name="gr19" draw:text-style-name="P16" draw:layer="layout" svg:x1="33.382cm" svg:y1="4.902cm" svg:x2="32.425cm" svg:y2="4.905cm" draw:start-shape="id1" draw:start-glue-point="3" draw:end-shape="id10" draw:end-glue-point="1" svg:d="M33382 4902h-478v3h-479" svg:viewBox="0 0 958 4">
          <text:p/>
        </draw:connector>
        <draw:connector draw:style-name="gr19" draw:text-style-name="P16" draw:layer="layout" svg:x1="38.836cm" svg:y1="16.125cm" svg:x2="36.049cm" svg:y2="17.633cm" draw:end-shape="id11" draw:end-glue-point="1" svg:d="M38836 16125h-1142v1508h-1645" svg:viewBox="0 0 2788 1509">
          <text:p/>
        </draw:connector>
        <draw:connector draw:style-name="gr19" draw:text-style-name="P16" draw:layer="layout" svg:x1="32.425cm" svg:y1="20.905cm" svg:x2="33.521cm" svg:y2="20.904cm" draw:start-shape="id12" draw:start-glue-point="1" draw:end-shape="id13" draw:end-glue-point="3" svg:d="M32425 20905h549v-1h547" svg:viewBox="0 0 1097 2">
          <text:p/>
        </draw:connector>
        <draw:connector draw:style-name="gr19" draw:text-style-name="P16" draw:layer="layout" svg:x1="36.061cm" svg:y1="20.904cm" svg:x2="38.876cm" svg:y2="19.363cm" draw:start-shape="id13" draw:start-glue-point="1" svg:d="M36061 20904h1659v-1541h1156" svg:viewBox="0 0 2816 1542">
          <text:p/>
        </draw:connector>
        <draw:connector draw:style-name="gr19" draw:text-style-name="P16" draw:layer="layout" draw:line-skew="-7.978cm" svg:x1="7.545cm" svg:y1="4.562cm" svg:x2="20.682cm" svg:y2="21.014cm" draw:start-shape="id2" draw:start-glue-point="2" draw:end-shape="id14" draw:end-glue-point="0" svg:d="M7545 4562v248h13137v16204" svg:viewBox="0 0 13138 16453">
          <text:p/>
        </draw:connector>
        <draw:connector draw:style-name="gr19" draw:text-style-name="P16" draw:layer="layout" draw:line-skew="-5.973cm" svg:x1="7.545cm" svg:y1="7.663cm" svg:x2="20.682cm" svg:y2="21.014cm" draw:start-shape="id3" draw:start-glue-point="2" draw:end-shape="id14" draw:end-glue-point="0" svg:d="M7545 7663v703h13137v12648" svg:viewBox="0 0 13138 13352">
          <text:p/>
        </draw:connector>
        <draw:connector draw:style-name="gr19" draw:text-style-name="P16" draw:layer="layout" draw:line-skew="-4.348cm" svg:x1="7.545cm" svg:y1="10.763cm" svg:x2="20.682cm" svg:y2="21.014cm" draw:start-shape="id4" draw:start-glue-point="2" draw:end-shape="id14" draw:end-glue-point="0" svg:d="M7545 10763v778h13137v9473" svg:viewBox="0 0 13138 10252">
          <text:p/>
        </draw:connector>
        <draw:connector draw:style-name="gr19" draw:text-style-name="P16" draw:layer="layout" svg:x1="34.722cm" svg:y1="10.701cm" svg:x2="36.917cm" svg:y2="10.19cm" draw:start-shape="id9" draw:start-glue-point="2" svg:d="M34722 10701v502h2195v-1013" svg:viewBox="0 0 2196 1014">
          <text:p/>
        </draw:connector>
        <draw:connector draw:style-name="gr19" draw:text-style-name="P16" draw:layer="layout" svg:x1="34.797cm" svg:y1="15.402cm" svg:x2="36.992cm" svg:y2="14.891cm" svg:d="M34797 15402v502h2195v-1013" svg:viewBox="0 0 2196 1014">
          <text:p/>
        </draw:connector>
        <draw:connector draw:style-name="gr19" draw:text-style-name="P16" draw:layer="layout" draw:line-skew="-1.152cm" svg:x1="4.18cm" svg:y1="21.623cm" svg:x2="3.162cm" svg:y2="8.366cm" draw:start-shape="id15" draw:start-glue-point="3" draw:end-shape="id16" draw:end-glue-point="3" svg:d="M4180 21623h-2672v-13257h1654" svg:viewBox="0 0 2673 13258">
          <text:p/>
        </draw:connector>
        <draw:connector draw:style-name="gr19" draw:text-style-name="P16" draw:layer="layout" svg:x1="33.509cm" svg:y1="17.633cm" svg:x2="32.479cm" svg:y2="17.631cm" draw:start-shape="id11" draw:start-glue-point="3" draw:end-shape="id17" draw:end-glue-point="1" svg:d="M33509 17633h-514v-2h-516" svg:viewBox="0 0 1031 3">
          <text:p/>
        </draw:connector>
        <draw:connector draw:style-name="gr19" draw:text-style-name="P16" draw:layer="layout" draw:line-skew="-7.376cm" svg:x1="29.464cm" svg:y1="17.597cm" svg:x2="10.911cm" svg:y2="21.623cm" draw:start-shape="id18" draw:start-glue-point="3" draw:end-shape="id15" draw:end-glue-point="1" svg:d="M29464 17597h-16653v4026h-1900" svg:viewBox="0 0 18554 4027">
          <text:p/>
        </draw:connector>
        <draw:connector draw:style-name="gr19" draw:text-style-name="P16" draw:layer="layout" svg:x1="4.18cm" svg:y1="19.122cm" svg:x2="13.433cm" svg:y2="24.212cm" draw:start-shape="id19" draw:start-glue-point="3" draw:end-shape="id5" draw:end-glue-point="3" svg:d="M4180 19122h-502v5090h9755" svg:viewBox="0 0 9756 5091">
          <text:p/>
        </draw:connector>
        <draw:connector draw:style-name="gr19" draw:text-style-name="P16" draw:layer="layout" draw:line-skew="-7.402cm -0.312cm" svg:x1="17.132cm" svg:y1="24.212cm" svg:x2="34.723cm" svg:y2="12.862cm" draw:start-shape="id5" draw:start-glue-point="1" draw:end-shape="id20" draw:end-glue-point="0" svg:d="M17132 24212h759v-12163h16832v813" svg:viewBox="0 0 17592 12164">
          <text:p/>
        </draw:connector>
        <draw:connector draw:style-name="gr19" draw:text-style-name="P16" draw:layer="layout" draw:line-skew="0.408cm" svg:x1="33.452cm" svg:y1="9.431cm" svg:x2="10.911cm" svg:y2="16.621cm" draw:start-shape="id9" draw:start-glue-point="3" draw:end-shape="id21" draw:end-glue-point="1" svg:d="M33452 9431h-10862v7190h-11679" svg:viewBox="0 0 22542 7191">
          <text:p/>
        </draw:connector>
        <draw:connector draw:style-name="gr19" draw:text-style-name="P16" draw:layer="layout" draw:line-skew="-1.281cm 0.428cm" svg:x1="4.18cm" svg:y1="16.621cm" svg:x2="20.682cm" svg:y2="27.503cm" draw:start-shape="id21" draw:start-glue-point="3" draw:end-shape="id14" draw:end-glue-point="2" svg:d="M4180 16621h-1783v11811h18285v-929" svg:viewBox="0 0 18286 11812">
          <text:p/>
        </draw:connector>
        <draw:connector draw:style-name="gr19" draw:text-style-name="P16" draw:layer="layout" draw:line-skew="-4.623cm -0.31cm" svg:x1="22.243cm" svg:y1="24.151cm" svg:x2="34.722cm" svg:y2="8.161cm" draw:start-shape="id22" draw:start-glue-point="1" draw:end-shape="id9" draw:end-glue-point="0" svg:d="M22243 24151h982v-16801h11497v811" svg:viewBox="0 0 12480 16802">
          <text:p/>
        </draw:connector>
        <draw:connector draw:style-name="gr19" draw:text-style-name="P16" draw:layer="layout" draw:line-skew="-3.148cm" svg:x1="33.453cm" svg:y1="14.132cm" svg:x2="10.911cm" svg:y2="19.122cm" draw:start-shape="id20" draw:start-glue-point="3" draw:end-shape="id19" draw:end-glue-point="1" svg:d="M33453 14132h-14419v4990h-8123" svg:viewBox="0 0 22543 4991">
          <text:p/>
        </draw:connector>
        <draw:connector draw:style-name="gr19" draw:text-style-name="P16" draw:layer="layout" draw:line-skew="-6.721cm" svg:x1="33.202cm" svg:y1="6.421cm" svg:x2="25.882cm" svg:y2="20.96cm" draw:start-shape="id7" draw:start-glue-point="2" draw:end-shape="id23" draw:end-glue-point="0" svg:d="M33202 6421v548h-7320v13991" svg:viewBox="0 0 7321 1454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gradient" draw:fill-color="#729fcf" draw:fill-gradient-name="Pastel_20_Bouquet" draw:gradient-step-count="0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9T22:47:18.741623957</meta:creation-date>
    <dc:date>2021-08-07T18:20:42.262710304</dc:date>
    <meta:editing-duration>PT1H7M20S</meta:editing-duration>
    <meta:editing-cycles>8</meta:editing-cycles>
    <meta:generator>LibreOffice/6.4.7.2$Linux_X86_64 LibreOffice_project/40$Build-2</meta:generator>
    <meta:document-statistic meta:object-count="81"/>
  </office:meta>
</office:document-meta>
</file>